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5f0" officeooo:paragraph-rsid="000fd5f0"/>
    </style:style>
    <style:style style:name="P2" style:family="paragraph" style:parent-style-name="Standard">
      <style:text-properties officeooo:rsid="000fd5f0" officeooo:paragraph-rsid="00116003"/>
    </style:style>
    <style:style style:name="P3" style:family="paragraph" style:parent-style-name="Standard">
      <style:text-properties officeooo:paragraph-rsid="00116003"/>
    </style:style>
    <style:style style:name="T1" style:family="text">
      <style:text-properties officeooo:rsid="000fd5f0"/>
    </style:style>
    <style:style style:name="T2" style:family="text">
      <style:text-properties officeooo:rsid="00116003"/>
    </style:style>
    <style:style style:name="T3" style:family="text">
      <style:text-properties officeooo:rsid="00127a3d"/>
    </style:style>
    <style:style style:name="T4" style:family="text">
      <style:text-properties officeooo:rsid="00146d60"/>
    </style:style>
    <style:style style:name="T5" style:family="text">
      <style:text-properties officeooo:rsid="00170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el management system</text:p>
      <text:p text:style-name="P1">------frontend</text:p>
      <text:p text:style-name="P1">-----------index.html</text:p>
      <text:p text:style-name="P1">-----------style.css</text:p>
      <text:p text:style-name="P1">-----------script.js</text:p>
      <text:p text:style-name="P1">------<text:span text:style-name="T2">backend</text:span></text:p>
      <text:p text:style-name="P1">-----------<text:span text:style-name="T2">main.py</text:span></text:p>
      <text:p text:style-name="P1">------<text:span text:style-name="T2">database</text:span></text:p>
      <text:p text:style-name="P1">-----------<text:span text:style-name="T2">customerDB.sql</text:span></text:p>
      <text:p text:style-name="P1">------<text:span text:style-name="T2">utils</text:span></text:p>
      <text:p text:style-name="P1">-----------<text:span text:style-name="T4">images</text:span></text:p>
      <text:p text:style-name="P1">-----------<text:span text:style-name="T3">icons</text:span></text:p>
      <text:p text:style-name="P1"/>
      <text:p text:style-name="P1"/>
      <text:p text:style-name="P1">miscellanous:</text:p>
      <text:p text:style-name="P1">-----<text:span text:style-name="T2">dashboard is seen after sign up or sign in, there would be things you can do from there</text:span></text:p>
      <text:p text:style-name="P1">-----check out button found on screen after registration</text:p>
      <text:p text:style-name="P1">-----check out automatically when payment runs out and send notification to staffs</text:p>
      <text:p text:style-name="P1">-----pictures of hotel rooms</text:p>
      <text:p text:style-name="P2">-----registration: name, email, address, id card number, phone number</text:p>
      <text:p text:style-name="P2">-----<text:span text:style-name="T2">pages: </text:span>registration panel, dashboard, pricing, check out button, <text:span text:style-name="T2">signIn, signUp</text:span></text:p>
      <text:p text:style-name="P2">-----<text:span text:style-name="T3">for now, we use a png for our logo</text:span></text:p>
      <text:p text:style-name="P3"><text:span text:style-name="T1">-----</text:span><text:span text:style-name="T3">prompt: </text:span>think creative... create a logo for a hotel. colors: soft greys and beiges, burnt orange or mustard, deep blues or emerald greens to add a touch of elegance. let it be in a png format. the logo should make anyone feel safe and protected. combine hospitals format with securities format and make the image scalable</text:p>
      <text:p text:style-name="P3">-----<text:span text:style-name="T3">syncing backend with frontend</text:span></text:p>
      <text:p text:style-name="P3"/>
      <text:p text:style-name="P3">------<text:span text:style-name="T5">database design: customers--&gt; name, emai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2:46:13.567512005</meta:creation-date>
    <dc:date>2025-06-05T21:03:58.465102493</dc:date>
    <meta:editing-duration>PT9H32M1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172" meta:character-count="1082" meta:non-whitespace-character-count="955"/>
  </office:meta>
</office:document-meta>
</file>